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65b" officeooo:paragraph-rsid="000b165b"/>
    </style:style>
    <style:style style:name="P2" style:family="paragraph" style:parent-style-name="Standard">
      <style:text-properties officeooo:rsid="000c3899" officeooo:paragraph-rsid="000c3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are you?</text:p>
      <text:p text:style-name="P2">I’m f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32:45.068032255</meta:creation-date>
    <dc:date>2021-05-05T23:40:25.220633037</dc:date>
    <meta:editing-duration>PT7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5" meta:character-count="20" meta:non-whitespace-character-count="17"/>
  </office:meta>
</office:document-meta>
</file>